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6edb" officeooo:paragraph-rsid="00126edb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paragraph-properties fo:break-before="page"/>
    </style:style>
    <style:style style:name="P5" style:family="paragraph" style:parent-style-name="Standard">
      <style:text-properties officeooo:rsid="00137e8e"/>
    </style:style>
    <style:style style:name="P6" style:family="paragraph" style:parent-style-name="Standard">
      <style:text-properties officeooo:rsid="00137e8e" officeooo:paragraph-rsid="00137e8e"/>
    </style:style>
    <style:style style:name="P7" style:family="paragraph" style:parent-style-name="Standard" style:list-style-name=""/>
    <style:style style:name="T1" style:family="text">
      <style:text-properties officeooo:rsid="00126ed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rea DWES01.</text:p>
      <text:h text:style-name="Heading_20_3" text:outline-level="3">Detalles de la tarea de esta unidad.</text:h>
      <text:h text:style-name="Heading_20_3" text:outline-level="3">Enunciado.</text:h>
      <text:p text:style-name="Standard">Quieres programar una aplicación web para gestionar una lista de direcciones de correo. En una primera aproximación, tu aplicación se compondrá de tres páginas:</text:p>
      <text:p text:style-name="Standard"/>
      <text:list xml:id="list1904656228" text:style-name="L1">
        <text:list-item>
          <text:p text:style-name="P2">Una página de presentación, donde explicas el cometido de la aplicación y su funcionamiento. Contiene un enlace que te lleva a la siguiente página.</text:p>
        </text:list-item>
        <text:list-item>
          <text:p text:style-name="P2">Una página de introducción de datos, donde cualquiera puede darse de alta introduciendo su nombre y su dirección de correo. Contiene un formulario que, una vez rellenado, envía los datos y te lleva a la siguiente página.</text:p>
        </text:list-item>
        <text:list-item>
          <text:p text:style-name="P2">Una página de visualización de datos, en la que se muestra la lista, nombres y direcciones de correo, de todos los que se han anotado en la aplicación.</text:p>
        </text:list-item>
      </text:list>
      <text:p text:style-name="Standard">Tienes que crear un documento en el que respondas a las siguientes preguntas sobre la aplicación que vas a desarrollar:</text:p>
      <text:list xml:id="list3856886111" text:style-name="L2">
        <text:list-header>
          <text:p text:style-name="P3"/>
        </text:list-header>
        <text:list-item>
          <text:p text:style-name="P3">¿Qué tipo de páginas, estáticas o dinámicas, utilizarás para programar cada una de las páginas que componen tu aplicación? ¿Por qué?</text:p>
        </text:list-item>
      </text:list>
      <text:p text:style-name="Standard"/>
      <text:p text:style-name="Standard">-<text:span text:style-name="T1">dinamicas, ya que el hecho de guardar informacion necesitara una base de datos o algun <text:s/>sistema de datos y un interprete porque la tercera pagina va cambiando a medida que se unen mas usuarios al <text:s/>aplicativo.</text:span><text:tab/></text:p>
      <text:p text:style-name="Standard"/>
      <text:list xml:id="list185138320542796" text:continue-numbering="true" text:style-name="L2">
        <text:list-item>
          <text:p text:style-name="P3">Si en la página de introducción de datos quieres comprobar, antes de enviar los datos, que el correo electrónico introducido cumple unas ciertas normas (por ejemplo, que tiene una @), ¿qué tecnología/lenguaje utilizarás?</text:p>
        </text:list-item>
      </text:list>
      <text:p text:style-name="P1"/>
      <text:p text:style-name="P1">-en principio se puede la respuesta ser desarrollada de manera extensa ya que para empezar esto se puede hacer desde cliente o servidor pero como estamos en servidor se podria hacer desde html o css pero quitando eso si tuviera que elegir uno seria php ya que se puede hacer muchos tipos de comprobaciones + ofrece la posiblidad de evitar crossite-scripting.</text:p>
      <text:p text:style-name="P1"/>
      <text:list xml:id="list185137739753149" text:continue-numbering="true" text:style-name="L2">
        <text:list-item>
          <text:p text:style-name="P3">Si en esa misma página, ahora quieres comprobar que el correo electrónico introducido no se haya introducido anteriormente y ya figure en la lista, ¿qué tecnología/lenguaje utilizarás?</text:p>
        </text:list-item>
      </text:list>
      <text:p text:style-name="Standard"/>
      <text:p text:style-name="Standard">-<text:span text:style-name="T1">igual que la respuesta anterior diria que php pero sumandole un modelo de datos con una plataforma como mongodb o mysql.</text:span></text:p>
      <text:p text:style-name="Standard"/>
      <text:list xml:id="list185139373421801" text:continue-numbering="true" text:style-name="L2">
        <text:list-item>
          <text:p text:style-name="P3">¿Qué tecnologías/stacks puedes usar en el servidor para ejecutar la aplicación? ¿Cómo es el o los lenguajes que se usa en cada una de ellas: de guiones, compilado a código nativo o compilado a código intermedio?</text:p>
        </text:list-item>
      </text:list>
      <text:p text:style-name="Standard"/>
      <text:p text:style-name="P6">-Se podria usar una wimp o lamp o xamp, y usaria un lenguaje de scripting (PHP).</text:p>
      <text:p text:style-name="Standard"/>
      <text:p text:style-name="P7"/>
      <text:list xml:id="list185138459370986" text:continue-numbering="true" text:style-name="L2">
        <text:list-item>
          <text:p text:style-name="P4">¿Qué parámetros debes tener en cuenta para decidirte por usar una tecnología u otra?</text:p>
        </text:list-item>
      </text:list>
      <text:p text:style-name="Standard"/>
      <text:p text:style-name="P6">-La metodologia de negocio o la arquitectura PLB o MVC, el diseño y demas...</text:p>
      <text:p text:style-name="Standard"/>
      <text:list xml:id="list185138547029677" text:continue-numbering="true" text:style-name="L2">
        <text:list-item>
          <text:p text:style-name="P3">Si te decides por utilizar el stack AMP para la aplicación ¿qué componentes necesitas instalar en tu servidor para ejecutar la aplicación? Indica algún producto concreto para cada componente.</text:p>
        </text:list-item>
      </text:list>
      <text:p text:style-name="P5"/>
      <text:p text:style-name="P6">-tendria que instalar un servidor apache, una base de datos tal como mariadb o mysql y por ultimo el interprete que seria php.</text:p>
      <text:p text:style-name="Standard"/>
      <text:list xml:id="list185138757142895" text:continue-numbering="true" text:style-name="L2">
        <text:list-item>
          <text:p text:style-name="P3">¿Qué necesitas instalar en tu ordenador para poder desarrollar la aplicación?</text:p>
        </text:list-item>
      </text:list>
      <text:p text:style-name="Standard"/>
      <text:p text:style-name="P6">-Necesito instalar un entorno de programacion o un ide dependiendo del usuario porque realmente necesitar solo necesitas un bloc de notas y un servidor AMP.</text:p>
      <text:p text:style-name="Standard"/>
      <text:list xml:id="list185138281307079" text:continue-numbering="true" text:style-name="L2">
        <text:list-item>
          <text:p text:style-name="P3">Si utilizas el lenguaje PHP para programar la aplicación, ¿cuál será el tipo de datos se utilizará para manipular cada una de las direcciones de correo?</text:p>
        </text:list-item>
      </text:list>
      <text:p text:style-name="Standard"/>
      <text:p text:style-name="P6">-Seria de tipo string pero como php es un lenguaje no tipado no haria falt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21:00:09.131882208</meta:creation-date>
    <dc:date>2024-01-16T18:51:23.264168385</dc:date>
    <meta:editing-duration>PT19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562" meta:character-count="3329" meta:non-whitespace-character-count="2799"/>
  </office:meta>
</office:document-meta>
</file>